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5mm" fo:break-before="auto" style:use-optimal-row-height="fals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8.94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ext-properties style:font-name="Arimo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100">
      <style:text-properties style:font-name="Arimo" fo:language="en" fo:country="US"/>
    </style:style>
    <style:style style:name="ce3" style:family="table-cell" style:parent-style-name="Default" style:data-style-name="N10100">
      <style:text-properties style:font-name="Arimo"/>
    </style:style>
    <style:style style:name="ce4" style:family="table-cell" style:parent-style-name="Default">
      <style:text-properties style:font-name="Arimo"/>
    </style:style>
    <style:style style:name="ce5" style:family="table-cell" style:parent-style-name="Default" style:data-style-name="N10100"/>
    <style:style style:name="ce6" style:family="table-cell" style:parent-style-name="Default">
      <style:text-properties style:font-name="Arimo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nux64" table:style-name="ta1">
        <table:shapes>
          <draw:frame draw:z-index="0" draw:style-name="gr1" draw:text-style-name="P1" svg:width="86.88mm" svg:height="90.07mm" svg:x="0.46mm" svg:y="67.56mm">
            <draw:object draw:notify-on-update-of-ranges="Linux64.A3:Linux64.A8 Linux64.B2:Linux64.B2 Linux64.B3:Linux64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.18mm" svg:height="85.35mm" svg:x="92.58mm" svg:y="70.04mm">
            <draw:object draw:notify-on-update-of-ranges="Linux64.A3:Linux64.A8 Linux64.C2:Linux64.C2 Linux64.C3:Linux64.C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2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 ( secs)</text:p>
          </table:table-cell>
          <table:table-cell table:style-name="ce6" office:value-type="string" calcext:value-type="string">
            <text:p>memory KB</text:p>
          </table:table-cell>
        </table:table-row>
        <table:table-row table:style-name="ro3">
          <table:table-cell table:style-name="ce2" office:value-type="string" calcext:value-type="string">
            <text:p/>
            <text:p>std::sort</text:p>
          </table:table-cell>
          <table:table-cell office:value-type="float" office:value="3.63" calcext:value-type="float">
            <text:p>3,63</text:p>
          </table:table-cell>
          <table:table-cell office:value-type="float" office:value="197920" calcext:value-type="float">
            <text:p>197920</text:p>
          </table:table-cell>
        </table:table-row>
        <table:table-row table:style-name="ro4">
          <table:table-cell table:style-name="ce3" office:value-type="string" calcext:value-type="string">
            <text:p>Boost</text:p>
            <text:p>introsort</text:p>
          </table:table-cell>
          <table:table-cell office:value-type="float" office:value="3.63" calcext:value-type="float">
            <text:p>3,63</text:p>
          </table:table-cell>
          <table:table-cell office:value-type="float" office:value="197852" calcext:value-type="float">
            <text:p>197852</text:p>
          </table:table-cell>
        </table:table-row>
        <table:table-row table:style-name="ro1">
          <table:table-cell office:value-type="string" calcext:value-type="string">
            <text:p>std::stable_sort</text:p>
          </table:table-cell>
          <table:table-cell office:value-type="float" office:value="3.03" calcext:value-type="float">
            <text:p>3,03</text:p>
          </table:table-cell>
          <table:table-cell office:value-type="float" office:value="297512" calcext:value-type="float">
            <text:p>297512</text:p>
          </table:table-cell>
        </table:table-row>
        <table:table-row table:style-name="ro3">
          <table:table-cell office:value-type="string" calcext:value-type="string">
            <text:p>Boost</text:p>
            <text:p>smart_merge_sort</text:p>
          </table:table-cell>
          <table:table-cell office:value-type="float" office:value="2.83" calcext:value-type="float">
            <text:p>2,83</text:p>
          </table:table-cell>
          <table:table-cell office:value-type="float" office:value="295560" calcext:value-type="float">
            <text:p>295560</text:p>
          </table:table-cell>
        </table:table-row>
        <table:table-row table:style-name="ro5">
          <table:table-cell office:value-type="string" calcext:value-type="string">
            <text:p>Timsort</text:p>
          </table:table-cell>
          <table:table-cell office:value-type="float" office:value="6.36" calcext:value-type="float">
            <text:p>6,36</text:p>
          </table:table-cell>
          <table:table-cell office:value-type="float" office:value="295264" calcext:value-type="float">
            <text:p>295264</text:p>
          </table:table-cell>
        </table:table-row>
        <table:table-row table:style-name="ro3">
          <table:table-cell table:style-name="ce3" office:value-type="string" calcext:value-type="string">
            <text:p>Boost</text:p>
            <text:p>Spreadsort</text:p>
          </table:table-cell>
          <table:table-cell office:value-type="float" office:value="2.69" calcext:value-type="float">
            <text:p>2,69</text:p>
          </table:table-cell>
          <table:table-cell office:value-type="float" office:value="197804" calcext:value-type="float">
            <text:p>197804</text:p>
          </table:table-cell>
        </table:table-row>
        <table:table-row table:style-name="ro1">
          <table:table-cell table:style-name="ce5"/>
          <table:table-cell table:style-name="Default"/>
          <table:table-cell/>
        </table:table-row>
        <table:table-row table:style-name="ro6">
          <table:table-cell table:style-name="Default" table:number-columns-repeated="2"/>
          <table:table-cell/>
        </table:table-row>
      </table:table>
      <table:table table:name="W7x64" table:style-name="ta1">
        <table:shapes>
          <draw:frame draw:z-index="0" draw:style-name="gr1" draw:text-style-name="P1" svg:width="75.94mm" svg:height="89.98mm" svg:x="0mm" svg:y="57.37mm">
            <draw:object draw:notify-on-update-of-ranges="W7x64.A2:W7x64.A2 W7x64.A3:W7x64.A7 W7x64.B2:W7x64.B2 W7x64.B3:W7x64.B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6.89mm" svg:height="89.76mm" svg:x="77.3mm" svg:y="59.17mm">
            <draw:object draw:notify-on-update-of-ranges="W7x64.A3:W7x64.A7 W7x64.C2:W7x64.C2 W7x64.C3:W7x64.C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ce3"/>
        <table:table-column table:style-name="co2" table:default-cell-style-name="ce4"/>
        <table:table-column table:style-name="co2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 ( secs)</text:p>
          </table:table-cell>
          <table:table-cell table:style-name="ce6" office:value-type="string" calcext:value-type="string">
            <text:p>memory KB</text:p>
          </table:table-cell>
        </table:table-row>
        <table:table-row table:style-name="ro1">
          <table:table-cell table:style-name="ce2" office:value-type="string" calcext:value-type="string">
            <text:p>std::sort</text:p>
          </table:table-cell>
          <table:table-cell office:value-type="float" office:value="4.1911" calcext:value-type="float">
            <text:p>4,1911</text:p>
          </table:table-cell>
          <table:table-cell office:value-type="float" office:value="198120" calcext:value-type="float">
            <text:p>198120</text:p>
          </table:table-cell>
        </table:table-row>
        <table:table-row table:style-name="ro3">
          <table:table-cell office:value-type="string" calcext:value-type="string">
            <text:p>Boost</text:p>
            <text:p>introsort</text:p>
          </table:table-cell>
          <table:table-cell office:value-type="float" office:value="3.3755" calcext:value-type="float">
            <text:p>3,3755</text:p>
          </table:table-cell>
          <table:table-cell office:value-type="float" office:value="198108" calcext:value-type="float">
            <text:p>198108</text:p>
          </table:table-cell>
        </table:table-row>
        <table:table-row table:style-name="ro3">
          <table:table-cell office:value-type="string" calcext:value-type="string">
            <text:p>Boost</text:p>
            <text:p>Spreadsort</text:p>
          </table:table-cell>
          <table:table-cell office:value-type="float" office:value="3.1369" calcext:value-type="float">
            <text:p>3,1369</text:p>
          </table:table-cell>
          <table:table-cell office:value-type="float" office:value="198148" calcext:value-type="float">
            <text:p>198148</text:p>
          </table:table-cell>
        </table:table-row>
        <table:table-row table:style-name="ro1">
          <table:table-cell table:style-name="ce4" office:value-type="string" calcext:value-type="string">
            <text:p>std::stable_sort</text:p>
          </table:table-cell>
          <table:table-cell office:value-type="float" office:value="4.8247" calcext:value-type="float">
            <text:p>4,8247</text:p>
          </table:table-cell>
          <table:table-cell office:value-type="float" office:value="295968" calcext:value-type="float">
            <text:p>295968</text:p>
          </table:table-cell>
        </table:table-row>
        <table:table-row table:style-name="ro3">
          <table:table-cell table:style-name="ce4" office:value-type="string" calcext:value-type="string">
            <text:p>Boost</text:p>
            <text:p>smart_merge_sort</text:p>
          </table:table-cell>
          <table:table-cell office:value-type="float" office:value="4.5666" calcext:value-type="float">
            <text:p>4,5666</text:p>
          </table:table-cell>
          <table:table-cell office:value-type="float" office:value="295968" calcext:value-type="float">
            <text:p>295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8:49:06.295413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5-04-21T21:07:39.649422048</meta:creation-date>
    <dc:date>2015-06-22T18:51:41.376664651</dc:date>
    <dc:creator>Francisco </dc:creator>
    <meta:editing-duration>PT2H58M33S</meta:editing-duration>
    <meta:editing-cycles>28</meta:editing-cycles>
    <meta:generator>LibreOffice/4.4.2.2$Linux_X86_64 LibreOffice_project/40m0$Build-2</meta:generator>
    <meta:document-statistic meta:table-count="2" meta:cell-count="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689cm" svg:height="9.008cm" xlink:href=".." xlink:type="simple" chart:class="chart:bar" chart:style-name="ch1">
        <chart:title svg:x="1.192cm" svg:y="0.316cm" chart:style-name="ch2">
          <text:p>time in seconds (less is better)</text:p>
        </chart:title>
        <chart:plot-area chart:style-name="ch3" table:cell-range-address="Linux64.A3:Linux64.B8 Linux64.B2:Linux64.B2" chart:data-source-has-labels="both" svg:x="0.173cm" svg:y="1.301cm" svg:width="8.343cm" svg:height="7.52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672cm" svg:y="1.301cm" svg:width="7.78cm" svg:height="4.8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nux64.A3:Linux64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ux64.B3:Linux64.B8" chart:label-cell-address="Linux64.B2:Linux64.B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 secs)</text:p>
                <draw:g>
                  <svg:desc>Linux64.B2:Linux6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
std::sort</text:p>
                <draw:g>
                  <svg:desc>Linux64.A3:Linux64.A8</svg:desc>
                </draw:g>
              </table:table-cell>
              <table:table-cell office:value-type="float" office:value="3.63">
                <text:p>3.63</text:p>
                <draw:g>
                  <svg:desc>Linux64.B3:Linux64.B8</svg:desc>
                </draw:g>
              </table:table-cell>
            </table:table-row>
            <table:table-row>
              <table:table-cell office:value-type="string">
                <text:p>Boost
introsort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std::stable_sort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Boost
smart_merge_sort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Timsort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Boost
Spreadsort</text:p>
              </table:table-cell>
              <table:table-cell office:value-type="float" office:value="2.69">
                <text:p>2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19cm" svg:height="8.536cm" xlink:href=".." xlink:type="simple" chart:class="chart:bar" chart:style-name="ch1">
        <chart:title svg:x="1.173cm" svg:y="0.306cm" chart:style-name="ch2">
          <text:p>memory used in KB (less is better)</text:p>
        </chart:title>
        <chart:plot-area chart:style-name="ch3" table:cell-range-address="Linux64.A3:Linux64.A8 Linux64.C2:Linux64.C8" chart:data-source-has-labels="both" svg:x="0.252cm" svg:y="1.231cm" svg:width="8.619cm" svg:height="7.2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29cm" svg:y="1.231cm" svg:width="7.428cm" svg:height="4.6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nux64.A3:Linux64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ux64.C3:Linux64.C8" chart:label-cell-address="Linux64.C2:Linux64.C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KB</text:p>
                <draw:g>
                  <svg:desc>Linux64.C2:Linux6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
std::sort</text:p>
                <draw:g>
                  <svg:desc>Linux64.A3:Linux64.A8</svg:desc>
                </draw:g>
              </table:table-cell>
              <table:table-cell office:value-type="float" office:value="197920">
                <text:p>197920</text:p>
                <draw:g>
                  <svg:desc>Linux64.C3:Linux64.C8</svg:desc>
                </draw:g>
              </table:table-cell>
            </table:table-row>
            <table:table-row>
              <table:table-cell office:value-type="string">
                <text:p>Boost
introsort</text:p>
              </table:table-cell>
              <table:table-cell office:value-type="float" office:value="197852">
                <text:p>197852</text:p>
              </table:table-cell>
            </table:table-row>
            <table:table-row>
              <table:table-cell office:value-type="string">
                <text:p>std::stable_sort</text:p>
              </table:table-cell>
              <table:table-cell office:value-type="float" office:value="297512">
                <text:p>297512</text:p>
              </table:table-cell>
            </table:table-row>
            <table:table-row>
              <table:table-cell office:value-type="string">
                <text:p>Boost
smart_merge_sort</text:p>
              </table:table-cell>
              <table:table-cell office:value-type="float" office:value="295560">
                <text:p>295560</text:p>
              </table:table-cell>
            </table:table-row>
            <table:table-row>
              <table:table-cell office:value-type="string">
                <text:p>Timsort</text:p>
              </table:table-cell>
              <table:table-cell office:value-type="float" office:value="295264">
                <text:p>295264</text:p>
              </table:table-cell>
            </table:table-row>
            <table:table-row>
              <table:table-cell office:value-type="string">
                <text:p>Boost
Spreadsort</text:p>
              </table:table-cell>
              <table:table-cell office:value-type="float" office:value="197804">
                <text:p>197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595cm" svg:height="8.999cm" xlink:href=".." xlink:type="simple" chart:class="chart:bar" chart:style-name="ch1">
        <chart:title svg:x="0.645cm" svg:y="0.315cm" chart:style-name="ch2">
          <text:p>time in seconds (less is better)</text:p>
        </chart:title>
        <chart:plot-area chart:style-name="ch3" table:cell-range-address="W7x64.A2:W7x64.B7" chart:data-source-has-labels="both" svg:x="0.151cm" svg:y="1.299cm" svg:width="7.293cm" svg:height="7.5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34cm" svg:y="1.299cm" svg:width="6.454cm" svg:height="4.8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W7x64.A3:W7x64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W7x64.B3:W7x64.B7" chart:label-cell-address="W7x64.B2:W7x64.B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 secs)</text:p>
                <draw:g>
                  <svg:desc>W7x64.B2:W7x6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d::sort</text:p>
                <draw:g>
                  <svg:desc>W7x64.A3:W7x64.A7</svg:desc>
                </draw:g>
              </table:table-cell>
              <table:table-cell office:value-type="float" office:value="4.1911">
                <text:p>4.1911</text:p>
                <draw:g>
                  <svg:desc>W7x64.B3:W7x64.B7</svg:desc>
                </draw:g>
              </table:table-cell>
            </table:table-row>
            <table:table-row>
              <table:table-cell office:value-type="string">
                <text:p>Boost
introsort</text:p>
              </table:table-cell>
              <table:table-cell office:value-type="float" office:value="3.3755">
                <text:p>3.3755</text:p>
              </table:table-cell>
            </table:table-row>
            <table:table-row>
              <table:table-cell office:value-type="string">
                <text:p>Boost
Spreadsort</text:p>
              </table:table-cell>
              <table:table-cell office:value-type="float" office:value="3.1369">
                <text:p>3.1369</text:p>
              </table:table-cell>
            </table:table-row>
            <table:table-row>
              <table:table-cell office:value-type="string">
                <text:p>std::stable_sort</text:p>
              </table:table-cell>
              <table:table-cell office:value-type="float" office:value="4.8247">
                <text:p>4.8247</text:p>
              </table:table-cell>
            </table:table-row>
            <table:table-row>
              <table:table-cell office:value-type="string">
                <text:p>Boost
smart_merge_sort</text:p>
              </table:table-cell>
              <table:table-cell office:value-type="float" office:value="4.5666">
                <text:p>4.56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69cm" svg:height="8.977cm" xlink:href=".." xlink:type="simple" chart:class="chart:bar" chart:style-name="ch1">
        <chart:title svg:x="0.809cm" svg:y="0.315cm" chart:style-name="ch2">
          <text:p>memory used in KB (less is better)</text:p>
        </chart:title>
        <chart:plot-area chart:style-name="ch3" table:cell-range-address="W7x64.A3:W7x64.A7 W7x64.C2:W7x64.C7" chart:data-source-has-labels="both" svg:x="0.173cm" svg:y="1.299cm" svg:width="8.344cm" svg:height="7.4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44cm" svg:y="1.299cm" svg:width="6.964cm" svg:height="4.86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W7x64.A3:W7x64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W7x64.C3:W7x64.C7" chart:label-cell-address="W7x64.C2:W7x64.C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KB</text:p>
                <draw:g>
                  <svg:desc>W7x64.C2:W7x6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d::sort</text:p>
                <draw:g>
                  <svg:desc>W7x64.A3:W7x64.A7</svg:desc>
                </draw:g>
              </table:table-cell>
              <table:table-cell office:value-type="float" office:value="198120">
                <text:p>198120</text:p>
                <draw:g>
                  <svg:desc>W7x64.C3:W7x64.C7</svg:desc>
                </draw:g>
              </table:table-cell>
            </table:table-row>
            <table:table-row>
              <table:table-cell office:value-type="string">
                <text:p>Boost
introsort</text:p>
              </table:table-cell>
              <table:table-cell office:value-type="float" office:value="198108">
                <text:p>198108</text:p>
              </table:table-cell>
            </table:table-row>
            <table:table-row>
              <table:table-cell office:value-type="string">
                <text:p>Boost
Spreadsort</text:p>
              </table:table-cell>
              <table:table-cell office:value-type="float" office:value="198148">
                <text:p>198148</text:p>
              </table:table-cell>
            </table:table-row>
            <table:table-row>
              <table:table-cell office:value-type="string">
                <text:p>std::stable_sort</text:p>
              </table:table-cell>
              <table:table-cell office:value-type="float" office:value="295968">
                <text:p>295968</text:p>
              </table:table-cell>
            </table:table-row>
            <table:table-row>
              <table:table-cell office:value-type="string">
                <text:p>Boost
smart_merge_sort</text:p>
              </table:table-cell>
              <table:table-cell office:value-type="float" office:value="295968">
                <text:p>2959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